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/>
      <style:text-properties officeooo:paragraph-rsid="0017d355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top="0in" fo:margin-bottom="0.0799in" style:contextual-spacing="false"/>
      <style:text-properties officeooo:paragraph-rsid="0017d355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d355"/>
    </style:style>
    <style:style style:name="P10" style:family="paragraph" style:parent-style-name="Text_20_body">
      <style:paragraph-properties fo:margin-top="0in" fo:margin-bottom="0.1in" style:contextual-spacing="false"/>
      <style:text-properties officeooo:paragraph-rsid="0017d355"/>
    </style:style>
    <style:style style:name="P11" style:family="paragraph" style:parent-style-name="Text_20_body">
      <style:paragraph-properties fo:margin-top="0in" fo:margin-bottom="0in" style:contextual-spacing="false"/>
      <style:text-properties fo:font-style="italic" officeooo:paragraph-rsid="0017d355" style:font-style-asian="italic" style:font-style-complex="italic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070. Most Beautiful Item for Each Query</text:h>
      <text:p text:style-name="P5">You are given a 2D integer array <text:span text:style-name="Source_20_Text"><text:span text:style-name="T1">items</text:span></text:span> where <text:span text:style-name="Source_20_Text"><text:span text:style-name="T1">items[i] = [price</text:span></text:span><text:span text:style-name="Source_20_Text"><text:span text:style-name="T2">i</text:span></text:span><text:span text:style-name="Source_20_Text"><text:span text:style-name="T1">, beauty</text:span></text:span><text:span text:style-name="Source_20_Text"><text:span text:style-name="T2">i</text:span></text:span><text:span text:style-name="Source_20_Text"><text:span text:style-name="T1">]</text:span></text:span> denotes the <text:span text:style-name="Strong_20_Emphasis"><text:span text:style-name="T2">price</text:span></text:span> and <text:span text:style-name="Strong_20_Emphasis"><text:span text:style-name="T2">beauty</text:span></text:span> of an item respectively.</text:p>
      <text:p text:style-name="P5">You are also given a <text:span text:style-name="Strong_20_Emphasis"><text:span text:style-name="T2">0-indexed</text:span></text:span> integer array <text:span text:style-name="Source_20_Text"><text:span text:style-name="T1">queries</text:span></text:span>. For each <text:span text:style-name="Source_20_Text"><text:span text:style-name="T1">queries[j]</text:span></text:span>, you want to determine the <text:span text:style-name="Strong_20_Emphasis"><text:span text:style-name="T2">maximum beauty</text:span></text:span> of an item whose <text:span text:style-name="Strong_20_Emphasis"><text:span text:style-name="T2">price</text:span></text:span> is <text:span text:style-name="Strong_20_Emphasis"><text:span text:style-name="T2">less than or equal</text:span></text:span> to <text:span text:style-name="Source_20_Text"><text:span text:style-name="T1">queries[j]</text:span></text:span>. If no such item exists, then the answer to this query is <text:span text:style-name="Source_20_Text"><text:span text:style-name="T1">0</text:span></text:span>.</text:p>
      <text:p text:style-name="P5">Return <text:span text:style-name="Emphasis"><text:span text:style-name="T2">an array </text:span></text:span><text:span text:style-name="Source_20_Text"><text:span text:style-name="T1">answer</text:span></text:span><text:span text:style-name="Emphasis"><text:span text:style-name="T2"> of the same length as </text:span></text:span><text:span text:style-name="Source_20_Text"><text:span text:style-name="T1">queries</text:span></text:span><text:span text:style-name="Emphasis"><text:span text:style-name="T2"> where </text:span></text:span><text:span text:style-name="Source_20_Text"><text:span text:style-name="T1">answer[j]</text:span></text:span><text:span text:style-name="Emphasis"><text:span text:style-name="T2"> is the answer to the </text:span></text:span><text:span text:style-name="Source_20_Text"><text:span text:style-name="T1">j</text:span></text:span><text:span text:style-name="Source_20_Text"><text:span text:style-name="T2">th</text:span></text:span><text:span text:style-name="Emphasis"><text:span text:style-name="T2"> query</text:span></text:span>.</text:p>
      <text:p text:style-name="P5"><text:span text:style-name="Strong_20_Emphasis"><text:span text:style-name="T2">Example 1:</text:span></text:span></text:p>
      <text:p text:style-name="P2"><text:span text:style-name="Strong_20_Emphasis"><text:span text:style-name="T2">Input:</text:span></text:span> items = [[1,2],[3,2],[2,4],[5,6],[3,5]], queries = [1,2,3,4,5,6]</text:p>
      <text:p text:style-name="P2"><text:span text:style-name="Strong_20_Emphasis"><text:span text:style-name="T2">Output:</text:span></text:span> [2,4,5,5,6,6]</text:p>
      <text:p text:style-name="P2"><text:span text:style-name="Strong_20_Emphasis"><text:span text:style-name="T2">Explanation:</text:span></text:span></text:p>
      <text:p text:style-name="P4">- For queries[0]=1, [1,2] is the only item which has price &lt;= 1. Hence, the answer for this query is 2.</text:p>
      <text:p text:style-name="P4">- For queries[1]=2, the items which can be considered are [1,2] and [2,4]. </text:p>
      <text:p text:style-name="P4"><text:s text:c="2"/>The maximum beauty among them is 4.</text:p>
      <text:p text:style-name="P4">- For queries[2]=3 and queries[3]=4, the items which can be considered are [1,2], [3,2], [2,4], and [3,5].</text:p>
      <text:p text:style-name="P4"><text:s text:c="2"/>The maximum beauty among them is 5.</text:p>
      <text:p text:style-name="P4">- For queries[4]=5 and queries[5]=6, all items can be considered.</text:p>
      <text:p text:style-name="P3"><text:s text:c="2"/>Hence, the answer for them is the maximum beauty of all items, i.e., 6.</text:p>
      <text:p text:style-name="P5"><text:span text:style-name="Strong_20_Emphasis"><text:span text:style-name="T2">Example 2:</text:span></text:span></text:p>
      <text:p text:style-name="P2"><text:span text:style-name="Strong_20_Emphasis"><text:span text:style-name="T2">Input:</text:span></text:span> items = [[1,2],[1,2],[1,3],[1,4]], queries = [1]</text:p>
      <text:p text:style-name="P2"><text:span text:style-name="Strong_20_Emphasis"><text:span text:style-name="T2">Output:</text:span></text:span> [4]</text:p>
      <text:p text:style-name="P2"><text:span text:style-name="Strong_20_Emphasis"><text:span text:style-name="T2">Explanation:</text:span></text:span> </text:p>
      <text:p text:style-name="P4">The price of every item is equal to 1, so we choose the item with the maximum beauty 4. </text:p>
      <text:p text:style-name="P3">Note that multiple items can have the same price and/or beauty. <text:s/></text:p>
      <text:p text:style-name="P5"><text:span text:style-name="Strong_20_Emphasis"><text:span text:style-name="T2">Example 3:</text:span></text:span></text:p>
      <text:p text:style-name="P2"><text:span text:style-name="Strong_20_Emphasis"><text:span text:style-name="T2">Input:</text:span></text:span> items = [[10,1000]], queries = [5]</text:p>
      <text:p text:style-name="P2"><text:span text:style-name="Strong_20_Emphasis"><text:span text:style-name="T2">Output:</text:span></text:span> [0]</text:p>
      <text:p text:style-name="P2"><text:span text:style-name="Strong_20_Emphasis"><text:span text:style-name="T2">Explanation:</text:span></text:span></text:p>
      <text:p text:style-name="P4">No item has a price less than or equal to 5, so no item can be chosen.</text:p>
      <text:p text:style-name="P3">Hence, the answer to the query is 0.</text:p>
      <text:p text:style-name="P5"><text:span text:style-name="Strong_20_Emphasis"><text:span text:style-name="T2">Constraints:</text:span></text:span></text:p>
      <text:list text:style-name="L1">
        <text:list-item>
          <text:p text:style-name="P6"><text:span text:style-name="Source_20_Text"><text:span text:style-name="T1">1 &lt;= items.length, queries.length &lt;= 10</text:span></text:span><text:span text:style-name="Source_20_Text"><text:span text:style-name="T3">5</text:span></text:span></text:p>
        </text:list-item>
        <text:list-item>
          <text:p text:style-name="P6"><text:span text:style-name="Source_20_Text"><text:span text:style-name="T1">items[i].length == 2</text:span></text:span></text:p>
        </text:list-item>
        <text:list-item>
          <text:p text:style-name="P7"><text:span text:style-name="Source_20_Text"><text:span text:style-name="T1">1 &lt;= price</text:span></text:span><text:span text:style-name="Source_20_Text"><text:span text:style-name="T2">i</text:span></text:span><text:span text:style-name="Source_20_Text"><text:span text:style-name="T1">, beauty</text:span></text:span><text:span text:style-name="Source_20_Text"><text:span text:style-name="T2">i</text:span></text:span><text:span text:style-name="Source_20_Text"><text:span text:style-name="T1">, queries[j] &lt;= 10</text:span></text:span><text:span text:style-name="Source_20_Text"><text:span text:style-name="T3">9</text:span></text:span></text:p>
        </text:list-item>
      </text:list>
      <text:h text:style-name="P1" text:outline-level="1"><text:soft-page-break/>2070. Most Beautiful Item for Each Query</text:h>
      <text:p text:style-name="P11">/*</text:p>
      <text:p text:style-name="P11"><text:s text:c="4"/><text:span text:style-name="T4">Sorting items+prefix max + binary search</text:span></text:p>
      <text:p text:style-name="P11"><text:s text:c="4"/>Time complexity: O(3n+ nlogn + mlogn) = O((n+m)logn)</text:p>
      <text:p text:style-name="P11"><text:s text:c="4"/>Space complexity: O(3n)</text:p>
      <text:p text:style-name="P11">*/</text:p>
      <text:p text:style-name="P9">typedef std::vector&lt;int&gt; vi;</text:p>
      <text:p text:style-name="P9">typedef std::vector&lt;vi&gt; vvi;</text:p>
      <text:p text:style-name="P9">class Solution {</text:p>
      <text:p text:style-name="P9"><text:s text:c="4"/>public:</text:p>
      <text:p text:style-name="P9"><text:s text:c="8"/>vi maximumBeauty(vvi&amp; items, vi&amp; queries){ <text:s text:c="11"/></text:p>
      <text:p text:style-name="P9"><text:s text:c="8"/><text:span text:style-name="T5"><text:s text:c="4"/>// Sort the items base on prices</text:span></text:p>
      <text:p text:style-name="P8"><text:s text:c="12"/>std::sort(items.begin(),items.end());</text:p>
      <text:p text:style-name="P9"><text:s text:c="11"/><text:span text:style-name="T5"><text:s/>// Create two independant arrays for prices and beauties</text:span></text:p>
      <text:p text:style-name="P11"><text:s text:c="12"/>// to facilate searching</text:p>
      <text:p text:style-name="P9"><text:s text:c="12"/>vi prices,beauties;</text:p>
      <text:p text:style-name="P9"><text:s text:c="12"/>for(auto&amp; item: items){</text:p>
      <text:p text:style-name="P9"><text:s text:c="16"/>prices.push_back(item[0]);</text:p>
      <text:p text:style-name="P9"><text:s text:c="16"/>beauties.push_back(item[1]);</text:p>
      <text:p text:style-name="P10"><text:s text:c="12"/>};</text:p>
      <text:p text:style-name="P8"><text:s text:c="12"/>int n=beauties.size();</text:p>
      <text:p text:style-name="P9"><text:s text:c="10"/><text:span text:style-name="T5"><text:s text:c="2"/>// Create prefix max array for beauties</text:span></text:p>
      <text:p text:style-name="P11"><text:s text:c="12"/>// to get the max beauty of each query in constant time</text:p>
      <text:p text:style-name="P9"><text:s text:c="12"/>vi prefix_max(n);</text:p>
      <text:p text:style-name="P9"><text:s text:c="12"/>prefix_max[0]=beauties[0];</text:p>
      <text:p text:style-name="P10"><text:s text:c="12"/>for(int i=1;i&lt;n;++i) prefix_max[i]=std::max(prefix_max[i-1],beauties[i]);</text:p>
      <text:p text:style-name="P9"><text:s text:c="12"/>vi ans;</text:p>
      <text:p text:style-name="P9"><text:s text:c="12"/><text:span text:style-name="T5">// For each price query </text:span></text:p>
      <text:p text:style-name="P9"><text:s text:c="12"/>for(auto&amp; q: queries){</text:p>
      <text:p text:style-name="P9"><text:s text:c="16"/>int max_beauty=0; // Its max beauty is by default 0 <text:s text:c="15"/></text:p>
      <text:p text:style-name="P9"><text:s text:c="12"/><text:span text:style-name="T5"><text:s text:c="4"/>// Perform an upper bound binary search on prices </text:span></text:p>
      <text:p text:style-name="P9"><text:s text:c="16"/>int i=std::upper_bound(prices.begin(),prices.end(),q)-prices.begin(); <text:s text:c="15"/></text:p>
      <text:p text:style-name="P9"><text:s text:c="12"/><text:span text:style-name="T5"><text:s text:c="4"/>// Because, we're looking for the upper bound</text:span></text:p>
      <text:p text:style-name="P11"><text:s text:c="16"/>// the max beauty is at index (i-1) </text:p>
      <text:p text:style-name="P9"><text:s text:c="16"/>if(i-1&gt;=0) max_beauty=prefix_max[i-1];</text:p>
      <text:p text:style-name="P9"><text:s text:c="16"/>ans.push_back(max_beauty); // add the max beauty of the query q to the answer</text:p>
      <text:p text:style-name="P9"><text:s text:c="12"/>} <text:s text:c="10"/></text:p>
      <text:p text:style-name="P9"><text:s text:c="12"/>return ans;</text:p>
      <text:p text:style-name="P9"><text:s text:c="8"/>}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21:50:31.174347978</meta:creation-date>
    <dc:date>2024-11-12T22:02:35.574695244</dc:date>
    <meta:editing-duration>PT12M5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71" meta:word-count="456" meta:character-count="3292" meta:non-whitespace-character-count="2448"/>
  </office:meta>
</office:document-meta>
</file>